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uia das te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ntidades/Funcionalidades que ultili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, utilizada para renderizar o login dos usuários</text:p>
          </table:table-cell>
          <table:table-cell office:value-type="string" calcext:value-type="string">
            <text:p>Primeira tela do siste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rencial das entidades, onde se encontra o crud, exportação e afins relacionados diretamente à entidade</text:p>
          </table:table-cell>
          <table:table-cell office:value-type="string" calcext:value-type="string">
            <text:p>Esse consiste o layout principal, pois todas as telas gerenciais necessitam de datatable, os outros objetos como gráficos e informações com restrições serão colocadas antes do datatable, como mostrado na tela 4, cada um com sua respectiva <text:s/>permissão de visualização. Contém os botões de filtro do datatable, o botão de exportar e o de adicionar (cada informação diz respeito à entidade ligada ao datatable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ca tela com crud diferente das demais por conta da configuração de permissões, ao lato tem o card de permissões externas, as quais são implementadas fora do esquema de cargo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ualização do template 2 com cards de funçõ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late das modals simples, como solução para quantidade de telas enorme, todo processo relacionado à formulário será renderizado em cards flutuantes (modals) deixando mais compacto e intuitivo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al da criação de um realinhamento, a modal terá uma lista de todos os itens abaixo da margem, contando com o botão de simular realinhamento, que calcula o valor proposto de todos os itens selecionado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 dos realinhamentos, será uma lista de todos os pedidos de realinhamentos já feitos à aquele contrato, contando a data que foi concluido e seus status (aceito, não aceito, cancelado, pendente, etc), cada item da lista terá o botão de exportar, e o card em si também terá o botão de exportar, mas com a finalidade de exportar todos de uma vez. Ao clicar no realinhamento, uma modal será chamada com as informações daquele realinhamento e a opção para enviar o e-mail, caso o status do realinhamento seja pendente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4:13:47.164546091</meta:creation-date>
    <dc:date>2021-06-13T18:11:17.836826112</dc:date>
    <meta:editing-duration>PT6M10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